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round" draw:fill="none"/>
    </style:style>
    <style:style style:name="gr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2.3cm" svg:height="2.3cm" svg:x="3.033cm" svg:y="0.889cm" svg:viewBox="0 0 2301 2301" draw:points="1151,2301 0,2301 0,0 2301,0 2301,2301">
          <text:p/>
        </draw:polygon>
        <draw:polygon draw:style-name="gr1" draw:text-style-name="P1" draw:layer="layout" svg:width="2.3cm" svg:height="2.3cm" svg:x="0.92cm" svg:y="3.174cm" svg:viewBox="0 0 2301 2301" draw:points="1151,2301 0,2301 0,0 2301,0 2301,2301">
          <text:p/>
        </draw:polygon>
        <draw:line draw:style-name="gr2" draw:text-style-name="P2" draw:layer="layout" svg:x1="3.175cm" svg:y1="3.175cm" svg:x2="4.953cm" svg:y2="1.397cm">
          <text:p/>
        </draw:line>
        <draw:line draw:style-name="gr2" draw:text-style-name="P2" draw:layer="layout" svg:x1="3.175cm" svg:y1="3.175cm" svg:x2="1.397cm" svg:y2="4.953cm">
          <text:p/>
        </draw:line>
        <draw:line draw:style-name="gr2" draw:text-style-name="P2" draw:layer="layout" svg:x1="3.175cm" svg:y1="3.175cm" svg:x2="3.175cm" svg:y2="0.635cm">
          <text:p/>
        </draw:line>
        <draw:line draw:style-name="gr2" draw:text-style-name="P2" draw:layer="layout" svg:x1="3.175cm" svg:y1="3.176cm" svg:x2="3.175cm" svg:y2="5.716cm">
          <text:p/>
        </draw:line>
        <draw:line draw:style-name="gr2" draw:text-style-name="P2" draw:layer="layout" svg:x1="3.175cm" svg:y1="3.175cm" svg:x2="0.635cm" svg:y2="3.175cm">
          <text:p/>
        </draw:line>
        <draw:line draw:style-name="gr2" draw:text-style-name="P2" draw:layer="layout" svg:x1="3.176cm" svg:y1="3.176cm" svg:x2="5.716cm" svg:y2="3.17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394cm" fo:page-height="6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11-05T16:52:26.342553883</dc:date>
    <meta:editing-duration>PT31M34S</meta:editing-duration>
    <meta:editing-cycles>9</meta:editing-cycles>
    <meta:generator>LibreOffice/6.0.7.3$Linux_X86_64 LibreOffice_project/00m0$Build-3</meta:generator>
    <meta:document-statistic meta:object-count="8"/>
  </office:meta>
</office:document-meta>
</file>